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4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4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V$7:.$V$19];[.V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7"/>
          <table:table-cell office:value-type="float" office:value="2">
            <text:p>2</text:p>
          </table:table-cell>
          <table:table-cell table:formula="of:=COUNTIF([.$V$7:.$V$19];[.V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8"/>
          <table:table-cell office:value-type="float" office:value="3">
            <text:p>3</text:p>
          </table:table-cell>
          <table:table-cell table:formula="of:=COUNTIF([.$V$7:.$V$19];[.V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7"/>
          <table:table-cell table:style-name="ce14" table:formula="of:=CONCATENATE(&quot;id&quot;;&quot; (&quot;;COUNTA([.U7:.U69]);&quot;)&quot;)" office:value-type="string" office:string-value="id (59)">
            <text:p>id (59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6"/>
          <table:table-cell table:formula="of:=IF([.AE7]&lt;&gt;1;[.AE7];0)" office:value-type="float" office:value="0">
            <text:p>#VALUE!</text:p>
          </table:table-cell>
          <table:table-cell table:style-name="ce15" office:value-type="float" office:value="1">
            <text:p>1</text:p>
          </table:table-cell>
          <table:table-cell table:style-name="ce16" table:formula="of:=COUNTA([.W7:.AB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7];1)" office:value-type="float" office:value="0">
            <text:p>#VALUE!</text:p>
          </table:table-cell>
          <table:table-cell table:formula="of:=LEFT([.U7];[.AD7]-1)" office:value-type="float" office:value="0">
            <text:p>#VALUE!</text:p>
          </table:table-cell>
          <table:table-cell table:formula="of:=IF([.AE7]=1;1:0)" office:value-type="float" office:value="0">
            <text:p>#VALUE!</text:p>
          </table:table-cell>
          <table:table-cell table:number-columns-repeated="982"/>
        </table:table-row>
        <table:table-row table:style-name="ro3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6"/>
          <table:table-cell table:formula="of:=IF([.AE8]&lt;&gt;1;[.AE8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W8:.AB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8];1)" office:value-type="float" office:value="0">
            <text:p>#VALUE!</text:p>
          </table:table-cell>
          <table:table-cell table:formula="of:=LEFT([.U8];[.AD8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6"/>
          <table:table-cell table:formula="of:=IF([.AE9]&lt;&gt;1;[.AE9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W9:.AB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9];1)" office:value-type="float" office:value="0">
            <text:p>#VALUE!</text:p>
          </table:table-cell>
          <table:table-cell table:formula="of:=LEFT([.U9];[.AD9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6"/>
          <table:table-cell table:formula="of:=IF([.AE10]&lt;&gt;1;[.AE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36.165cm" svg:y="3.696cm" draw:caption-point-x="-0.61cm" draw:caption-point-y="1.527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W10:.AB1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10];1)" office:value-type="float" office:value="2">
            <text:p>2</text:p>
          </table:table-cell>
          <table:table-cell table:formula="of:=LEFT([.U10];[.AD10]-1)" office:value-type="string" office:string-value="1">
            <text:p>1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6"/>
          <table:table-cell table:formula="of:=IF([.AE11]&lt;&gt;1;[.AE11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W11:.AB11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11];1)" office:value-type="float" office:value="4">
            <text:p>4</text:p>
          </table:table-cell>
          <table:table-cell table:formula="of:=LEFT([.U11];[.AD11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6"/>
          <table:table-cell table:formula="of:=IF([.AE12]&lt;&gt;1;[.AE12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6" table:formula="of:=COUNTA([.W12:.AB12])" office:value-type="float" office:value="4">
            <text:p>4</text:p>
          </table:table-cell>
          <table:table-cell table:style-name="ce17" office:value-type="string">
            <text:p>2020年10月21日23:47:04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1日0:02:25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2"/>
          <table:table-cell office:value-type="string">
            <text:p>*</text:p>
          </table:table-cell>
          <table:table-cell table:formula="of:=FIND(&quot;-&quot;;[.U12];1)" office:value-type="float" office:value="0">
            <text:p>#VALUE!</text:p>
          </table:table-cell>
          <table:table-cell table:formula="of:=LEFT([.U12];[.AD12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6"/>
          <table:table-cell table:formula="of:=IF([.AE13]&lt;&gt;1;[.AE13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W13:.AB1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13];1)" office:value-type="float" office:value="0">
            <text:p>#VALUE!</text:p>
          </table:table-cell>
          <table:table-cell table:formula="of:=LEFT([.U13];[.AD13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6"/>
          <table:table-cell table:formula="of:=IF([.AE14]&lt;&gt;1;[.AE14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W14:.AB14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14];1)" office:value-type="float" office:value="4">
            <text:p>4</text:p>
          </table:table-cell>
          <table:table-cell table:formula="of:=LEFT([.U14];[.AD14]-1)" office:value-type="string" office:string-value="112">
            <text:p>112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6"/>
          <table:table-cell table:formula="of:=IF([.AE15]&lt;&gt;1;[.AE15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W15:.AB15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15];1)" office:value-type="float" office:value="4">
            <text:p>4</text:p>
          </table:table-cell>
          <table:table-cell table:formula="of:=LEFT([.U15];[.AD15]-1)" office:value-type="string" office:string-value="112">
            <text:p>112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6"/>
          <table:table-cell table:formula="of:=IF([.AE16]&lt;&gt;1;[.AE16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W16:.AB16])" office:value-type="float" office:value="2">
            <text:p>2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16];1)" office:value-type="float" office:value="0">
            <text:p>#VALUE!</text:p>
          </table:table-cell>
          <table:table-cell table:formula="of:=LEFT([.U16];[.AD16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6"/>
          <table:table-cell table:formula="of:=IF([.AE17]&lt;&gt;1;[.AE17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W17:.AB17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17];1)" office:value-type="float" office:value="4">
            <text:p>4</text:p>
          </table:table-cell>
          <table:table-cell table:formula="of:=LEFT([.U17];[.AD17]-1)" office:value-type="string" office:string-value="127">
            <text:p>127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6"/>
          <table:table-cell table:formula="of:=IF([.AE18]&lt;&gt;1;[.AE18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W18:.AB18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18];1)" office:value-type="float" office:value="4">
            <text:p>4</text:p>
          </table:table-cell>
          <table:table-cell table:formula="of:=LEFT([.U18];[.AD18]-1)" office:value-type="string" office:string-value="129">
            <text:p>129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6"/>
          <table:table-cell table:formula="of:=IF([.AE19]&lt;&gt;1;[.AE19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W19:.AB19])" office:value-type="float" office:value="1">
            <text:p>1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19];1)" office:value-type="float" office:value="4">
            <text:p>4</text:p>
          </table:table-cell>
          <table:table-cell table:formula="of:=LEFT([.U19];[.AD19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6"/>
          <table:table-cell table:formula="of:=IF([.AE20]&lt;&gt;1;[.AE20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W20:.AB20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0];1)" office:value-type="float" office:value="4">
            <text:p>4</text:p>
          </table:table-cell>
          <table:table-cell table:formula="of:=LEFT([.U20];[.AD20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2" table:number-columns-repeated="2"/>
          <table:table-cell table:style-name="Default" table:number-columns-repeated="16"/>
          <table:table-cell table:formula="of:=IF([.AE21]&lt;&gt;1;[.AE21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W21:.AB21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1];1)" office:value-type="float" office:value="4">
            <text:p>4</text:p>
          </table:table-cell>
          <table:table-cell table:formula="of:=LEFT([.U21];[.AD21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2" table:number-columns-repeated="2"/>
          <table:table-cell table:style-name="Default" table:number-columns-repeated="16"/>
          <table:table-cell table:formula="of:=IF([.AE22]&lt;&gt;1;[.AE22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W22:.AB22])" office:value-type="float" office:value="1">
            <text:p>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2];1)" office:value-type="float" office:value="4">
            <text:p>4</text:p>
          </table:table-cell>
          <table:table-cell table:formula="of:=LEFT([.U22];[.AD22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Default" table:number-columns-repeated="18"/>
          <table:table-cell table:formula="of:=IF([.AE23]&lt;&gt;1;[.AE23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W23:.AB23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3];1)" office:value-type="float" office:value="3">
            <text:p>3</text:p>
          </table:table-cell>
          <table:table-cell table:formula="of:=LEFT([.U23];[.AD23]-1)" office:value-type="string" office:string-value="14">
            <text:p>14</text:p>
          </table:table-cell>
          <table:table-cell table:number-columns-repeated="983"/>
        </table:table-row>
        <table:table-row table:style-name="ro3">
          <table:table-cell/>
          <table:table-cell table:style-name="ce2" table:formula="of:=CONCATENATE(&quot;max id=&quot;;MAX([.$C$25:.$R$45]))" office:value-type="string" office:string-value="max id=141">
            <office:annotation office:display="true" draw:style-name="gr2" draw:text-style-name="P1" svg:width="8.776cm" svg:height="3.235cm" svg:x="9.164cm" svg:y="7.719cm" draw:caption-point-x="-4.122cm" draw:caption-point-y="5.64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1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*</text:p>
          </table:table-cell>
          <table:table-cell table:formula="of:=IF([.AE24]&lt;&gt;1;[.AE24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W24:.AB24])" office:value-type="float" office:value="1">
            <text:p>1</text:p>
          </table:table-cell>
          <table:table-cell table:style-name="ce17" office:value-type="date" office:date-value="2020-10-15T23:42:11.8">
            <text:p>20/10/15 23:4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4];1)" office:value-type="float" office:value="3">
            <text:p>3</text:p>
          </table:table-cell>
          <table:table-cell table:formula="of:=LEFT([.U24];[.AD24]-1)" office:value-type="string" office:string-value="14">
            <text:p>1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office:value-type="string">
            <text:p>*</text:p>
          </table:table-cell>
          <table:table-cell table:formula="of:=IF([.AE25]&lt;&gt;1;[.AE25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W25:.AB25])" office:value-type="float" office:value="1">
            <text:p>1</text:p>
          </table:table-cell>
          <table:table-cell table:style-name="ce17" office:value-type="string">
            <text:p>2020年10月12日23:55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5];1)" office:value-type="float" office:value="3">
            <text:p>3</text:p>
          </table:table-cell>
          <table:table-cell table:formula="of:=LEFT([.U25];[.AD25]-1)" office:value-type="string" office:string-value="14">
            <text:p>14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office:value-type="string">
            <text:p>*</text:p>
          </table:table-cell>
          <table:table-cell table:formula="of:=IF([.AE26]&lt;&gt;1;[.AE26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W26:.AB26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6];1)" office:value-type="float" office:value="3">
            <text:p>3</text:p>
          </table:table-cell>
          <table:table-cell table:formula="of:=LEFT([.U26];[.AD26]-1)" office:value-type="string" office:string-value="14">
            <text:p>1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office:value-type="string">
            <text:p>*</text:p>
          </table:table-cell>
          <table:table-cell table:formula="of:=IF([.AE27]&lt;&gt;1;[.AE27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W27:.AB2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27];1)" office:value-type="float" office:value="0">
            <text:p>#VALUE!</text:p>
          </table:table-cell>
          <table:table-cell table:formula="of:=LEFT([.U27];[.AD27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office:value-type="string">
            <text:p>*</text:p>
          </table:table-cell>
          <table:table-cell table:formula="of:=IF([.AE28]&lt;&gt;1;[.AE28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W28:.AB28])" office:value-type="float" office:value="1">
            <text:p>1</text:p>
          </table:table-cell>
          <table:table-cell table:style-name="ce17" office:value-type="date" office:date-value="2020-10-11T00:38:17.21">
            <text:p>20/10/11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8];1)" office:value-type="float" office:value="3">
            <text:p>3</text:p>
          </table:table-cell>
          <table:table-cell table:formula="of:=LEFT([.U28];[.AD28]-1)" office:value-type="string" office:string-value="18">
            <text:p>18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office:value-type="string">
            <text:p>*</text:p>
          </table:table-cell>
          <table:table-cell table:formula="of:=IF([.AE29]&lt;&gt;1;[.AE29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W29:.AB29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29];1)" office:value-type="float" office:value="2">
            <text:p>2</text:p>
          </table:table-cell>
          <table:table-cell table:formula="of:=LEFT([.U29];[.AD29]-1)" office:value-type="string" office:string-value="2">
            <text:p>2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office:value-type="string">
            <text:p>*</text:p>
          </table:table-cell>
          <table:table-cell table:formula="of:=IF([.AE30]&lt;&gt;1;[.AE30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W30:.AB30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30];1)" office:value-type="float" office:value="3">
            <text:p>3</text:p>
          </table:table-cell>
          <table:table-cell table:formula="of:=LEFT([.U30];[.AD30]-1)" office:value-type="string" office:string-value="21">
            <text:p>21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office:value-type="string">
            <text:p>*</text:p>
          </table:table-cell>
          <table:table-cell table:formula="of:=IF([.AE31]&lt;&gt;1;[.AE31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W31:.AB31])" office:value-type="float" office:value="2">
            <text:p>2</text:p>
          </table:table-cell>
          <table:table-cell table:style-name="ce17" office:value-type="date" office:date-value="2020-10-16T00:09:59.28">
            <text:p>20/10/16 00:09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31];1)" office:value-type="float" office:value="0">
            <text:p>#VALUE!</text:p>
          </table:table-cell>
          <table:table-cell table:formula="of:=LEFT([.U31];[.AD31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office:value-type="string">
            <text:p>*</text:p>
          </table:table-cell>
          <table:table-cell table:formula="of:=IF([.AE32]&lt;&gt;1;[.AE32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W32:.AB32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32];1)" office:value-type="float" office:value="0">
            <text:p>#VALUE!</text:p>
          </table:table-cell>
          <table:table-cell table:formula="of:=LEFT([.U32];[.AD32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office:value-type="string">
            <text:p>*</text:p>
          </table:table-cell>
          <table:table-cell table:formula="of:=IF([.AE33]&lt;&gt;1;[.AE33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W33:.AB33])" office:value-type="float" office:value="3">
            <text:p>3</text:p>
          </table:table-cell>
          <table:table-cell table:style-name="ce17" office:value-type="string">
            <text:p>2020年10月16日23:43:34</text:p>
          </table:table-cell>
          <table:table-cell table:style-name="ce17" office:value-type="string">
            <text:p>2020年10月20日0:25:30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U33];1)" office:value-type="float" office:value="3">
            <text:p>3</text:p>
          </table:table-cell>
          <table:table-cell table:formula="of:=LEFT([.U33];[.AD33]-1)" office:value-type="string" office:string-value="27">
            <text:p>2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office:value-type="string">
            <text:p>*</text:p>
          </table:table-cell>
          <table:table-cell table:formula="of:=IF([.AE34]&lt;&gt;1;[.AE34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W34:.AB34])" office:value-type="float" office:value="1">
            <text:p>1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34];1)" office:value-type="float" office:value="3">
            <text:p>3</text:p>
          </table:table-cell>
          <table:table-cell table:formula="of:=LEFT([.U34];[.AD34]-1)" office:value-type="string" office:string-value="29">
            <text:p>29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office:value-type="string">
            <text:p>*</text:p>
          </table:table-cell>
          <table:table-cell table:formula="of:=IF([.AE35]&lt;&gt;1;[.AE35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W35:.AB35])" office:value-type="float" office:value="1">
            <text:p>1</text:p>
          </table:table-cell>
          <table:table-cell table:style-name="ce17" office:value-type="date" office:date-value="2020-10-17T00:24:49.07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35];1)" office:value-type="float" office:value="3">
            <text:p>3</text:p>
          </table:table-cell>
          <table:table-cell table:formula="of:=LEFT([.U35];[.AD35]-1)" office:value-type="string" office:string-value="29">
            <text:p>29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office:value-type="string">
            <text:p>*</text:p>
          </table:table-cell>
          <table:table-cell table:formula="of:=IF([.AE36]&lt;&gt;1;[.AE3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W36:.AB3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36];1)" office:value-type="float" office:value="2">
            <text:p>2</text:p>
          </table:table-cell>
          <table:table-cell table:formula="of:=LEFT([.U36];[.AD36]-1)" office:value-type="string" office:string-value="3">
            <text:p>3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office:value-type="string">
            <text:p>*</text:p>
          </table:table-cell>
          <table:table-cell table:formula="of:=IF([.AE37]&lt;&gt;1;[.AE3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W37:.AB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37];1)" office:value-type="float" office:value="2">
            <text:p>2</text:p>
          </table:table-cell>
          <table:table-cell table:formula="of:=LEFT([.U37];[.AD37]-1)" office:value-type="string" office:string-value="3">
            <text:p>3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office:value-type="string">
            <text:p>*</text:p>
          </table:table-cell>
          <table:table-cell table:formula="of:=IF([.AE38]&lt;&gt;1;[.AE3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W38:.AB38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38];1)" office:value-type="float" office:value="2">
            <text:p>2</text:p>
          </table:table-cell>
          <table:table-cell table:formula="of:=LEFT([.U38];[.AD38]-1)" office:value-type="string" office:string-value="4">
            <text:p>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office:value-type="string">
            <text:p>*</text:p>
          </table:table-cell>
          <table:table-cell table:formula="of:=IF([.AE39]&lt;&gt;1;[.AE39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W39:.AB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39];1)" office:value-type="float" office:value="2">
            <text:p>2</text:p>
          </table:table-cell>
          <table:table-cell table:formula="of:=LEFT([.U39];[.AD39]-1)" office:value-type="string" office:string-value="5">
            <text:p>5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office:value-type="string">
            <text:p>*</text:p>
          </table:table-cell>
          <table:table-cell table:formula="of:=IF([.AE40]&lt;&gt;1;[.AE40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W40:.AB40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0];1)" office:value-type="float" office:value="2">
            <text:p>2</text:p>
          </table:table-cell>
          <table:table-cell table:formula="of:=LEFT([.U40];[.AD40]-1)" office:value-type="string" office:string-value="6">
            <text:p>6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office:value-type="string">
            <text:p>*</text:p>
          </table:table-cell>
          <table:table-cell table:formula="of:=IF([.AE41]&lt;&gt;1;[.AE41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W41:.AB41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1];1)" office:value-type="float" office:value="3">
            <text:p>3</text:p>
          </table:table-cell>
          <table:table-cell table:formula="of:=LEFT([.U41];[.AD41]-1)" office:value-type="string" office:string-value="68">
            <text:p>68</text:p>
          </table:table-cell>
          <table:table-cell table:number-columns-repeated="983"/>
        </table:table-row>
        <table:table-row table:style-name="ro3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 table:formula="of:=IF([.AE42]&lt;&gt;1;[.AE42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W42:.AB42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2];1)" office:value-type="float" office:value="3">
            <text:p>3</text:p>
          </table:table-cell>
          <table:table-cell table:formula="of:=LEFT([.U42];[.AD42]-1)" office:value-type="string" office:string-value="68">
            <text:p>68</text:p>
          </table:table-cell>
          <table:table-cell table:number-columns-repeated="983"/>
        </table:table-row>
        <table:table-row table:style-name="ro3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 table:formula="of:=IF([.AE43]&lt;&gt;1;[.AE43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W43:.AB43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3];1)" office:value-type="float" office:value="3">
            <text:p>3</text:p>
          </table:table-cell>
          <table:table-cell table:formula="of:=LEFT([.U43];[.AD43]-1)" office:value-type="string" office:string-value="68">
            <text:p>68</text:p>
          </table:table-cell>
          <table:table-cell table:number-columns-repeated="983"/>
        </table:table-row>
        <table:table-row table:style-name="ro3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 table:formula="of:=IF([.AE44]&lt;&gt;1;[.AE44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W44:.AB44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4];1)" office:value-type="float" office:value="3">
            <text:p>3</text:p>
          </table:table-cell>
          <table:table-cell table:formula="of:=LEFT([.U44];[.AD44]-1)" office:value-type="string" office:string-value="69">
            <text:p>69</text:p>
          </table:table-cell>
          <table:table-cell table:number-columns-repeated="983"/>
        </table:table-row>
        <table:table-row table:style-name="ro3">
          <table:table-cell/>
          <table:table-cell table:style-name="ce3"/>
          <table:table-cell table:style-name="ce6" table:number-columns-repeated="16"/>
          <table:table-cell office:value-type="string">
            <text:p>*</text:p>
          </table:table-cell>
          <table:table-cell table:formula="of:=IF([.AE45]&lt;&gt;1;[.AE45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W45:.AB45])" office:value-type="float" office:value="2">
            <text:p>2</text:p>
          </table:table-cell>
          <table:table-cell table:style-name="ce17" office:value-type="string">
            <text:p>2020年10月9日23:31:25</text:p>
          </table:table-cell>
          <table:table-cell table:style-name="ce17" office:value-type="date" office:date-value="2020-10-11T00:20:39.93">
            <text:p>20/10/11 00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45];1)" office:value-type="float" office:value="3">
            <text:p>3</text:p>
          </table:table-cell>
          <table:table-cell table:formula="of:=LEFT([.U45];[.AD45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number-columns-repeated="17" office:value-type="string">
            <text:p>*</text:p>
          </table:table-cell>
          <table:table-cell table:formula="of:=CONCATENATE(&quot;max id=&quot;;MAX([.$C$25:.$R$45]))" office:value-type="string" office:string-value="max id=141">
            <text:p>max id=141</text:p>
          </table:table-cell>
          <table:table-cell table:formula="of:=IF([.AE46]&lt;&gt;1;[.AE46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W46:.AB46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6];1)" office:value-type="float" office:value="0">
            <text:p>#VALUE!</text:p>
          </table:table-cell>
          <table:table-cell table:formula="of:=LEFT([.U46];[.AD46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 table:number-columns-repeated="19"/>
          <table:table-cell table:formula="of:=IF([.AE47]&lt;&gt;1;[.AE47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W47:.AB4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47];1)" office:value-type="float" office:value="3">
            <text:p>3</text:p>
          </table:table-cell>
          <table:table-cell table:formula="of:=LEFT([.U47];[.AD47]-1)" office:value-type="string" office:string-value="70">
            <text:p>70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 table:number-columns-repeated="19"/>
          <table:table-cell table:formula="of:=IF([.AE48]&lt;&gt;1;[.AE48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W48:.AB48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8];1)" office:value-type="float" office:value="3">
            <text:p>3</text:p>
          </table:table-cell>
          <table:table-cell table:formula="of:=LEFT([.U48];[.AD48]-1)" office:value-type="string" office:string-value="71">
            <text:p>71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4"/>
          <table:table-cell table:formula="of:=IF([.AE49]&lt;&gt;1;[.AE49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W49:.AB49])" office:value-type="float" office:value="1">
            <text:p>1</text:p>
          </table:table-cell>
          <table:table-cell table:style-name="ce17" office:value-type="date" office:date-value="2020-10-16T00:05:26.2">
            <text:p>20/10/16 00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49];1)" office:value-type="float" office:value="3">
            <text:p>3</text:p>
          </table:table-cell>
          <table:table-cell table:formula="of:=LEFT([.U49];[.AD49]-1)" office:value-type="string" office:string-value="73">
            <text:p>73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4"/>
          <table:table-cell table:formula="of:=IF([.AE50]&lt;&gt;1;[.AE50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W50:.AB50])" office:value-type="float" office:value="1">
            <text:p>1</text:p>
          </table:table-cell>
          <table:table-cell table:style-name="ce17" office:value-type="date" office:date-value="2020-10-15T23:27:08.32">
            <text:p>20/10/15 23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50];1)" office:value-type="float" office:value="3">
            <text:p>3</text:p>
          </table:table-cell>
          <table:table-cell table:formula="of:=LEFT([.U50];[.AD50]-1)" office:value-type="string" office:string-value="74">
            <text:p>74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 table:number-columns-repeated="19"/>
          <table:table-cell table:formula="of:=IF([.AE51]&lt;&gt;1;[.AE51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W51:.AB51])" office:value-type="float" office:value="2">
            <text:p>2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office:value-type="date" office:date-value="2020-10-15T23:27:16.18">
            <text:p>20/10/15 23:27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51];1)" office:value-type="float" office:value="3">
            <text:p>3</text:p>
          </table:table-cell>
          <table:table-cell table:formula="of:=LEFT([.U51];[.AD51]-1)" office:value-type="string" office:string-value="74">
            <text:p>74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style-name="ce2" table:formula="of:=CONCATENATE(&quot;max id=&quot;;MAX([.$C$53:.$I$60]))" office:value-type="string" office:string-value="max id=16">
            <office:annotation office:display="true" draw:style-name="gr2" draw:text-style-name="P1" svg:width="8.776cm" svg:height="3.235cm" svg:x="10.545cm" svg:y="25.926cm" draw:caption-point-x="-5.503cm" draw:caption-point-y="3.59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6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"/>
          <table:table-cell table:formula="of:=IF([.AE52]&lt;&gt;1;[.AE52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W52:.AB52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52];1)" office:value-type="float" office:value="0">
            <text:p>#VALUE!</text:p>
          </table:table-cell>
          <table:table-cell table:formula="of:=LEFT([.U52];[.AD52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3]&lt;&gt;1;[.AE53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W53:.AB53])" office:value-type="float" office:value="2">
            <text:p>2</text:p>
          </table:table-cell>
          <table:table-cell table:style-name="ce17" office:value-type="string">
            <text:p>2020年10月19日0:56:32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53];1)" office:value-type="float" office:value="3">
            <text:p>3</text:p>
          </table:table-cell>
          <table:table-cell table:formula="of:=LEFT([.U53];[.AD53]-1)" office:value-type="string" office:string-value="82">
            <text:p>82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4]&lt;&gt;1;[.AE54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W54:.AB54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54];1)" office:value-type="float" office:value="3">
            <text:p>3</text:p>
          </table:table-cell>
          <table:table-cell table:formula="of:=LEFT([.U54];[.AD54]-1)" office:value-type="string" office:string-value="82">
            <text:p>82</text:p>
          </table:table-cell>
          <table:table-cell table:number-columns-repeated="979"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5]&lt;&gt;1;[.AE55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W55:.AB55])" office:value-type="float" office:value="1">
            <text:p>1</text:p>
          </table:table-cell>
          <table:table-cell table:style-name="ce17" office:value-type="string">
            <text:p>2020年10月24日22:59:5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55];1)" office:value-type="float" office:value="3">
            <text:p>3</text:p>
          </table:table-cell>
          <table:table-cell table:formula="of:=LEFT([.U55];[.AD55]-1)" office:value-type="string" office:string-value="82">
            <text:p>82</text:p>
          </table:table-cell>
          <table:table-cell table:number-columns-repeated="979"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6]&lt;&gt;1;[.AE56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W56:.AB56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56];1)" office:value-type="float" office:value="3">
            <text:p>3</text:p>
          </table:table-cell>
          <table:table-cell table:formula="of:=LEFT([.U56];[.AD56]-1)" office:value-type="string" office:string-value="83">
            <text:p>83</text:p>
          </table:table-cell>
          <table:table-cell table:number-columns-repeated="979"/>
          <table:table-cell table:style-name="Default" table:number-columns-repeated="4"/>
        </table:table-row>
        <table:table-row table:style-name="ro3">
          <table:table-cell/>
          <table:table-cell table:style-name="ce3" office:value-type="string">
            <text:p>A*C+A*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7]&lt;&gt;1;[.AE57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W57:.AB57])" office:value-type="float" office:value="2">
            <text:p>2</text:p>
          </table:table-cell>
          <table:table-cell table:number-columns-repeated="2" table:style-name="ce17" office:value-type="date" office:date-value="2020-10-11T01:02:46.25">
            <text:p>20/10/11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57];1)" office:value-type="float" office:value="0">
            <text:p>#VALUE!</text:p>
          </table:table-cell>
          <table:table-cell table:formula="of:=LEFT([.U57];[.AD57]-1)" office:value-type="float" office:value="0">
            <text:p>#VALUE!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8]&lt;&gt;1;[.AE58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W58:.AB58])" office:value-type="float" office:value="2">
            <text:p>2</text:p>
          </table:table-cell>
          <table:table-cell table:style-name="ce17" office:value-type="string">
            <text:p>2020年10月23日23:16:04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58];1)" office:value-type="float" office:value="3">
            <text:p>3</text:p>
          </table:table-cell>
          <table:table-cell table:formula="of:=LEFT([.U58];[.AD58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"/>
          <table:table-cell table:formula="of:=IF([.AE59]&lt;&gt;1;[.AE59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W59:.AB59])" office:value-type="float" office:value="3">
            <text:p>3</text:p>
          </table:table-cell>
          <table:table-cell table:style-name="ce17" office:value-type="string">
            <text:p>2020年10月19日0:56:32</text:p>
          </table:table-cell>
          <table:table-cell table:number-columns-repeated="2" table:style-name="ce17" office:value-type="string">
            <text:p>2020年10月20日0:25: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U59];1)" office:value-type="float" office:value="3">
            <text:p>3</text:p>
          </table:table-cell>
          <table:table-cell table:formula="of:=LEFT([.U59];[.AD59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"/>
          <table:table-cell table:formula="of:=IF([.AE60]&lt;&gt;1;[.AE60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W60:.AB60])" office:value-type="float" office:value="2">
            <text:p>2</text:p>
          </table:table-cell>
          <table:table-cell table:style-name="ce17" office:value-type="string">
            <text:p>2020年10月20日23:38:16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U60];1)" office:value-type="float" office:value="3">
            <text:p>3</text:p>
          </table:table-cell>
          <table:table-cell table:formula="of:=LEFT([.U60];[.AD60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"/>
          <table:table-cell table:formula="of:=IF([.AE61]&lt;&gt;1;[.AE61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W61:.AB61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61];1)" office:value-type="float" office:value="3">
            <text:p>3</text:p>
          </table:table-cell>
          <table:table-cell table:formula="of:=LEFT([.U61];[.AD61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2]&lt;&gt;1;[.AE62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W62:.AB62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62];1)" office:value-type="float" office:value="3">
            <text:p>3</text:p>
          </table:table-cell>
          <table:table-cell table:formula="of:=LEFT([.U62];[.AD62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3]&lt;&gt;1;[.AE63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W63:.AB63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63];1)" office:value-type="float" office:value="3">
            <text:p>3</text:p>
          </table:table-cell>
          <table:table-cell table:formula="of:=LEFT([.U63];[.AD63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4]&lt;&gt;1;[.AE64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W64:.AB64])" office:value-type="float" office:value="1">
            <text:p>1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64];1)" office:value-type="float" office:value="0">
            <text:p>#VALUE!</text:p>
          </table:table-cell>
          <table:table-cell table:formula="of:=LEFT([.U64];[.AD6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5]&lt;&gt;1;[.AE65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W65:.AB65])" office:value-type="float" office:value="1">
            <text:p>1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U65];1)" office:value-type="float" office:value="3">
            <text:p>3</text:p>
          </table:table-cell>
          <table:table-cell table:formula="of:=LEFT([.U65];[.AD65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6]&lt;&gt;1;[.AE66];0)" office:value-type="float" office:value="0">
            <text:p>#VALUE!</text:p>
          </table:table-cell>
          <table:table-cell table:style-name="ce15"/>
          <table:table-cell table:style-name="ce16" table:formula="of:=COUNTA([.W66:.AB6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66];1)" office:value-type="float" office:value="0">
            <text:p>#VALUE!</text:p>
          </table:table-cell>
          <table:table-cell table:formula="of:=LEFT([.U66];[.AD66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7]&lt;&gt;1;[.AE67];0)" office:value-type="float" office:value="0">
            <text:p>#VALUE!</text:p>
          </table:table-cell>
          <table:table-cell table:style-name="ce15"/>
          <table:table-cell table:style-name="ce16" table:formula="of:=COUNTA([.W67:.AB6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67];1)" office:value-type="float" office:value="0">
            <text:p>#VALUE!</text:p>
          </table:table-cell>
          <table:table-cell table:formula="of:=LEFT([.U67];[.AD6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8]&lt;&gt;1;[.AE68];0)" office:value-type="float" office:value="0">
            <text:p>#VALUE!</text:p>
          </table:table-cell>
          <table:table-cell table:style-name="ce15"/>
          <table:table-cell table:style-name="ce16" table:formula="of:=COUNTA([.W68:.AB6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68];1)" office:value-type="float" office:value="0">
            <text:p>#VALUE!</text:p>
          </table:table-cell>
          <table:table-cell table:formula="of:=LEFT([.U68];[.AD6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19"/>
          <table:table-cell table:formula="of:=IF([.AE69]&lt;&gt;1;[.AE69];0)" office:value-type="float" office:value="0">
            <text:p>#VALUE!</text:p>
          </table:table-cell>
          <table:table-cell table:style-name="ce15"/>
          <table:table-cell table:style-name="ce16" table:formula="of:=COUNTA([.W69:.AB6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U69];1)" office:value-type="float" office:value="0">
            <text:p>#VALUE!</text:p>
          </table:table-cell>
          <table:table-cell table:formula="of:=LEFT([.U69];[.AD6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4"/>
        </table:table-row>
        <table:table-row table:style-name="ro2">
          <table:table-cell table:number-columns-repeated="20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float" office:value="13">
            <text:p>13</text:p>
          </table:table-cell>
          <table:table-cell table:style-name="ce16" table:formula="of:=COUNTA([.W74:.AB7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4</text:p>
          </table:table-cell>
          <table:table-cell table:style-name="ce16" table:formula="of:=COUNTA([.W75:.AB7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5</text:p>
          </table:table-cell>
          <table:table-cell table:style-name="ce16" table:formula="of:=COUNTA([.W76:.AB76])" office:value-type="float" office:value="1">
            <text:p>1</text:p>
          </table:table-cell>
          <table:table-cell table:style-name="ce17" office:value-type="date" office:date-value="2020-10-17T00:24:16.06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5-2:1:1</text:p>
          </table:table-cell>
          <table:table-cell table:style-name="ce16" table:formula="of:=COUNTA([.W77:.AB77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style-name="ce15" office:value-type="string">
            <text:p>16-1:1:2</text:p>
          </table:table-cell>
          <table:table-cell table:style-name="ce16" table:formula="of:=COUNTA([.W78:.AB78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 table:number-columns-repeated="20"/>
          <table:table-cell table:style-name="ce15"/>
          <table:table-cell table:style-name="ce16" table:formula="of:=COUNTA([.W79:.AB7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 table:number-columns-repeated="20"/>
          <table:table-cell table:style-name="ce15"/>
          <table:table-cell table:style-name="ce16" table:formula="of:=COUNTA([.W80:.AB8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 table:number-columns-repeated="20"/>
          <table:table-cell table:style-name="ce15"/>
          <table:table-cell table:style-name="ce16" table:formula="of:=COUNTA([.W81:.AB81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 table:number-columns-repeated="20"/>
          <table:table-cell table:style-name="ce15"/>
          <table:table-cell table:style-name="ce16" table:formula="of:=COUNTA([.W82:.AB82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0"/>
          <table:table-cell table:number-columns-repeated="2" office:value-type="string">
            <text:p>*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table:formula="of:=NOW()" office:value-type="date" office:date-value="2020-11-02T00:16:56.36">
            <text:p>2020/11/2 0:1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92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8" table:formula="of:=COUNTA([.T7:.Y7])" office:value-type="float" office:value="1">
            <text:p>1</text:p>
          </table:table-cell>
          <table:table-cell table:style-name="ce17" office:value-type="date" office:date-value="2020-10-05T00:56:19.41">
            <text:p>20/10/05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8" table:formula="of:=COUNTA([.T8:.Y8])" office:value-type="float" office:value="1">
            <text:p>1</text:p>
          </table:table-cell>
          <table:table-cell table:style-name="ce17" office:value-type="date" office:date-value="2020-10-07T00:15:54.93">
            <text:p>20/10/07 00:1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8" table:formula="of:=COUNTA([.T9:.Y9])" office:value-type="float" office:value="1">
            <text:p>1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8" table:formula="of:=COUNTA([.T10:.Y10])" office:value-type="float" office:value="2">
            <text:p>2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office:value-type="date" office:date-value="2020-10-07T00:09:05.98">
            <text:p>20/10/07 00:09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8" table:formula="of:=COUNTA([.T11:.Y11])" office:value-type="float" office:value="2">
            <text:p>2</text:p>
          </table:table-cell>
          <table:table-cell table:style-name="ce17" office:value-type="date" office:date-value="2020-10-06T00:56:24.68">
            <text:p>20/10/06 00:56</text:p>
          </table:table-cell>
          <table:table-cell table:style-name="ce17" office:value-type="date" office:date-value="2020-10-06T01:02:06.36">
            <text:p>20/10/06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8" table:formula="of:=COUNTA([.T12:.Y12])" office:value-type="float" office:value="1">
            <text:p>1</text:p>
          </table:table-cell>
          <table:table-cell table:style-name="ce17" office:value-type="date" office:date-value="2020-10-09T00:20:55.130001">
            <text:p>20/10/09 00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8" table:formula="of:=COUNTA([.T13:.Y13])" office:value-type="float" office:value="1">
            <text:p>1</text:p>
          </table:table-cell>
          <table:table-cell table:style-name="ce17" office:value-type="date" office:date-value="2020-10-06T00:08:35.24">
            <text:p>20/10/06 00:0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8" table:formula="of:=COUNTA([.T14:.Y14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8" table:formula="of:=COUNTA([.T15:.Y15])" office:value-type="float" office:value="1">
            <text:p>1</text:p>
          </table:table-cell>
          <table:table-cell table:style-name="ce17" office:value-type="date" office:date-value="2020-10-06T00:56:44.450001">
            <text:p>20/10/06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8" table:formula="of:=COUNTA([.T16:.Y16])" office:value-type="float" office:value="1">
            <text:p>1</text:p>
          </table:table-cell>
          <table:table-cell table:style-name="ce17" office:value-type="date" office:date-value="2020-10-05T01:18:42.93">
            <text:p>20/10/05 01:1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8" table:formula="of:=COUNTA([.T17:.Y17])" office:value-type="float" office:value="1">
            <text:p>1</text:p>
          </table:table-cell>
          <table:table-cell table:style-name="ce17" office:value-type="date" office:date-value="2020-10-06T00:27:06.57">
            <text:p>20/10/06 00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8" table:formula="of:=COUNTA([.T18:.Y18])" office:value-type="float" office:value="1">
            <text:p>1</text:p>
          </table:table-cell>
          <table:table-cell table:style-name="ce17" office:value-type="date" office:date-value="2020-10-05T01:05:00">
            <text:p>20/10/05 01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8" table:formula="of:=COUNTA([.T19:.Y19])" office:value-type="float" office:value="1">
            <text:p>1</text:p>
          </table:table-cell>
          <table:table-cell table:style-name="ce17" office:value-type="date" office:date-value="2020-10-09T00:38:00.44">
            <text:p>20/10/09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8" table:formula="of:=COUNTA([.T20:.Y2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8" table:formula="of:=COUNTA([.T21:.Y21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8" table:formula="of:=COUNTA([.T22:.Y22])" office:value-type="float" office:value="1">
            <text:p>1</text:p>
          </table:table-cell>
          <table:table-cell table:style-name="ce17" office:value-type="date" office:date-value="2020-10-09T23:35:34.1">
            <text:p>20/10/09 23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8" table:formula="of:=COUNTA([.T23:.Y2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63cm" draw:caption-point-x="-4.122cm" draw:caption-point-y="5.64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8" table:formula="of:=COUNTA([.T24:.Y2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5:.Y2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6:.Y2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7:.Y2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8:.Y2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9:.Y2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0:.Y3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8" table:formula="of:=COUNTA([.T35:.Y35])" office:value-type="float" office:value="1">
            <text:p>1</text:p>
          </table:table-cell>
          <table:table-cell table:style-name="ce17" office:value-type="date" office:date-value="2020-10-08T00:22:08.86">
            <text:p>20/10/08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8" table:formula="of:=COUNTA([.T36:.Y36])" office:value-type="float" office:value="1">
            <text:p>1</text:p>
          </table:table-cell>
          <table:table-cell table:style-name="ce17" office:value-type="date" office:date-value="2020-10-07T00:22:00">
            <text:p>20/10/07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7:.Y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8:.Y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8" table:formula="of:=COUNTA([.T39:.Y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table:formula="of:=NOW()" office:value-type="date" office:date-value="2020-11-02T00:16:56.44">
            <text:p>2020/11/2 0:1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306cm" draw:caption-point-x="-5.503cm" draw:caption-point-y="3.59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U7:'2'.AC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2020/11/02</text:date>, <text:time>00:1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02T00:16:56.15</dc:date>
    <dc:creator>iwabuchi ken</dc:creator>
    <meta:editing-duration>PT18H5M20S</meta:editing-duration>
    <meta:editing-cycles>132</meta:editing-cycles>
    <meta:generator>OpenOffice/4.1.3$Win32 OpenOffice.org_project/413m1$Build-9783</meta:generator>
    <meta:document-statistic meta:table-count="3" meta:cell-count="1157" meta:object-count="0"/>
  </office:meta>
</office:document-meta>
</file>